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984in"/>
    </style:style>
    <style:style style:name="co3" style:family="table-column">
      <style:table-column-properties fo:break-before="auto" style:column-width="5.2in"/>
    </style:style>
    <style:style style:name="co4" style:family="table-column">
      <style:table-column-properties fo:break-before="auto" style:column-width="6.3402in"/>
    </style:style>
    <style:style style:name="co5" style:family="table-column">
      <style:table-column-properties fo:break-before="auto" style:column-width="2.835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name-asian="Droid Sans Fallback" style:font-size-asian="12pt" style:font-name-complex="FreeSans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Proceedings/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DOI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Management Based on Process</text:p>
          </table:table-cell>
          <table:table-cell office:value-type="string" calcext:value-type="string">
            <text:p>Manuel Marco Such, Leonel Iriarte Navarro and Pedro Pernias Peco</text:p>
          </table:table-cell>
          <table:table-cell office:value-type="string" calcext:value-type="string">
            <text:p>EdMedia: World Conference on Educational Media and Technology (pp. 1212-1217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ssociation for the Advancement of Computing in Education (AACE)</text:p>
          </table:table-cell>
          <table:table-cell office:value-type="string" calcext:value-type="string">
            <text:p>(could not find)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ant tutoring using flexible workflow design: an application to product management courses</text:p>
          </table:table-cell>
          <table:table-cell office:value-type="string" calcext:value-type="string">
            <text:p>Mahdaoui, Latifa, and Zaia Alimazighi</text:p>
          </table:table-cell>
          <table:table-cell office:value-type="string" calcext:value-type="string">
            <text:p>International Journal of Product Lifecycle Manage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erscience Publishers</text:p>
          </table:table-cell>
          <table:table-cell table:style-name="ce1" office:value-type="string" calcext:value-type="string">
            <text:p>http://dx.doi.org/10.1504/IJPLM.2008.02144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ling and Carrying on e-Learning processes with a workflow management Engine</text:p>
          </table:table-cell>
          <table:table-cell office:value-type="string" calcext:value-type="string">
            <text:p>Hristo Indzhov, Rositza Doneva, Dimitar Blagoev and George Totkov</text:p>
          </table:table-cell>
          <table:table-cell office:value-type="string" calcext:value-type="string">
            <text:p>(could not trace)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(could not trace)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cess-oriented e-learning architecture in supporting mastery learning</text:p>
          </table:table-cell>
          <table:table-cell office:value-type="string" calcext:value-type="string">
            <text:p>Heng-Li Yang, Chi-Lun Liu</text:p>
          </table:table-cell>
          <table:table-cell office:value-type="string" calcext:value-type="string">
            <text:p>International Journal of Innovation and Learnin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erscience Publishers</text:p>
          </table:table-cell>
          <table:table-cell table:style-name="ce1" office:value-type="string" calcext:value-type="string">
            <text:p>http://dx.doi.org/10.1504/IJIL.2006.01051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Web-service-based, Dynamic and Collaborative Learning Management System</text:p>
          </table:table-cell>
          <table:table-cell office:value-type="string" calcext:value-type="string">
            <text:p>Stanley Su, Gilliean Lee</text:p>
          </table:table-cell>
          <table:table-cell office:value-type="string" calcext:value-type="string">
            <text:p>E-Learn: World Conference on E-Learning in Corporate, Government, Healthcare, and Higher Educ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Association for the Advancement of Computing in Education (AACE)</text:p>
          </table:table-cell>
          <table:table-cell table:style-name="ce3" office:value-type="string" calcext:value-type="string">
            <text:p>(could not find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yinn</text:p>
          </table:table-cell>
          <table:table-cell table:number-columns-repeated="100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7:02:13.149580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6:17:56.174051470</meta:creation-date>
    <dc:date>2016-02-03T18:20:45.012834040</dc:date>
    <meta:editing-duration>PT11M54S</meta:editing-duration>
    <meta:editing-cycles>19</meta:editing-cycles>
    <meta:generator>LibreOffice/4.2.8.2$Linux_X86_64 LibreOffice_project/420m0$Build-2</meta:generator>
    <meta:document-statistic meta:table-count="1" meta:cell-count="43" meta:object-count="0"/>
  </office:meta>
</office:document-meta>
</file>